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1053"/>
    </style:style>
    <style:style style:name="P2" style:family="paragraph" style:parent-style-name="Standard">
      <style:text-properties officeooo:paragraph-rsid="001d759e"/>
    </style:style>
    <style:style style:name="P3" style:family="paragraph" style:parent-style-name="Standard">
      <style:text-properties fo:font-weight="bold" officeooo:paragraph-rsid="001d759e" style:font-weight-asian="bold" style:font-weight-complex="bold"/>
    </style:style>
    <style:style style:name="P4" style:family="paragraph" style:parent-style-name="Standard">
      <style:text-properties fo:font-weight="bold" officeooo:paragraph-rsid="001ae605" style:font-weight-asian="bold" style:font-weight-complex="bold"/>
    </style:style>
    <style:style style:name="P5" style:family="paragraph" style:parent-style-name="Standard">
      <style:text-properties fo:font-weight="bold" officeooo:paragraph-rsid="001b1053" style:font-weight-asian="bold" style:font-weight-complex="bold"/>
    </style:style>
    <style:style style:name="P6" style:family="paragraph" style:parent-style-name="Standard">
      <style:text-properties fo:font-weight="bold" officeooo:paragraph-rsid="001bb330" style:font-weight-asian="bold" style:font-weight-complex="bold"/>
    </style:style>
    <style:style style:name="P7" style:family="paragraph" style:parent-style-name="Standard">
      <style:text-properties fo:font-weight="bold" officeooo:paragraph-rsid="002174cc" style:font-weight-asian="bold" style:font-weight-complex="bold"/>
    </style:style>
    <style:style style:name="P8" style:family="paragraph" style:parent-style-name="Standard">
      <style:text-properties fo:font-weight="bold" officeooo:paragraph-rsid="0027d7b1" style:font-weight-asian="bold" style:font-weight-complex="bold"/>
    </style:style>
    <style:style style:name="P9" style:family="paragraph" style:parent-style-name="Standard">
      <style:text-properties fo:font-weight="bold" officeooo:paragraph-rsid="00378a3a" style:font-weight-asian="bold" style:font-weight-complex="bold"/>
    </style:style>
    <style:style style:name="P10" style:family="paragraph" style:parent-style-name="Standard">
      <style:paragraph-properties fo:margin-top="0in" fo:margin-bottom="0.1965in" style:contextual-spacing="false"/>
      <style:text-properties fo:font-weight="bold" officeooo:paragraph-rsid="005b9b57" style:font-weight-asian="bold" style:font-weight-complex="bold"/>
    </style:style>
    <style:style style:name="P11" style:family="paragraph" style:parent-style-name="Standard">
      <style:text-properties fo:font-weight="bold" officeooo:paragraph-rsid="004ac624" style:font-weight-asian="bold" style:font-weight-complex="bold"/>
    </style:style>
    <style:style style:name="P12" style:family="paragraph" style:parent-style-name="Standard">
      <style:paragraph-properties fo:margin-top="0in" fo:margin-bottom="0.1965in" style:contextual-spacing="false"/>
      <style:text-properties fo:font-weight="bold" officeooo:paragraph-rsid="0072718b" style:font-weight-asian="bold" style:font-weight-complex="bold"/>
    </style:style>
    <style:style style:name="P13" style:family="paragraph" style:parent-style-name="Standard">
      <style:text-properties officeooo:paragraph-rsid="002174cc"/>
    </style:style>
    <style:style style:name="P14" style:family="paragraph" style:parent-style-name="Standard">
      <style:text-properties officeooo:paragraph-rsid="0027d7b1"/>
    </style:style>
    <style:style style:name="P15" style:family="paragraph" style:parent-style-name="Standard">
      <style:text-properties officeooo:paragraph-rsid="00378a3a"/>
    </style:style>
    <style:style style:name="P16" style:family="paragraph" style:parent-style-name="Standard">
      <style:text-properties fo:font-style="normal" style:text-underline-style="none" fo:font-weight="bold" officeooo:paragraph-rsid="00378a3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normal" officeooo:paragraph-rsid="004ac624" style:font-weight-asian="normal" style:font-weight-complex="normal"/>
    </style:style>
    <style:style style:name="P18" style:family="paragraph" style:parent-style-name="Standard">
      <style:text-properties fo:font-weight="normal" officeooo:paragraph-rsid="004b0baa" style:font-weight-asian="normal" style:font-weight-complex="normal"/>
    </style:style>
    <style:style style:name="P19" style:family="paragraph" style:parent-style-name="Standard">
      <style:paragraph-properties fo:margin-top="0in" fo:margin-bottom="0.1965in" style:contextual-spacing="false"/>
      <style:text-properties fo:font-weight="normal" officeooo:paragraph-rsid="0072718b" style:font-weight-asian="normal" style:font-weight-complex="normal"/>
    </style:style>
    <style:style style:name="P20" style:family="paragraph" style:parent-style-name="Standard">
      <style:paragraph-properties fo:margin-top="0in" fo:margin-bottom="0.1965in" style:contextual-spacing="false"/>
      <style:text-properties fo:font-weight="normal" officeooo:paragraph-rsid="0073b2af" style:font-weight-asian="normal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officeooo:paragraph-rsid="004ac624"/>
    </style:style>
    <style:style style:name="P23" style:family="paragraph" style:parent-style-name="Standard">
      <style:paragraph-properties fo:margin-top="0in" fo:margin-bottom="0.1965in" style:contextual-spacing="false"/>
      <style:text-properties officeooo:paragraph-rsid="005b9b57"/>
    </style:style>
    <style:style style:name="P24" style:family="paragraph" style:parent-style-name="Standard">
      <style:paragraph-properties fo:margin-top="0in" fo:margin-bottom="0.1965in" style:contextual-spacing="false"/>
      <style:text-properties fo:font-weight="bold" officeooo:paragraph-rsid="0072718b" style:font-weight-asian="bold" style:font-weight-complex="bold"/>
    </style:style>
    <style:style style:name="P25" style:family="paragraph" style:parent-style-name="Standard">
      <style:paragraph-properties fo:margin-top="0in" fo:margin-bottom="0.1965in" style:contextual-spacing="false"/>
      <style:text-properties fo:font-style="italic" fo:font-weight="bold" officeooo:paragraph-rsid="0072718b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top="0in" fo:margin-bottom="0.1965in" style:contextual-spacing="false"/>
      <style:text-properties fo:font-style="italic" fo:font-weight="bold" officeooo:paragraph-rsid="0073b2af" style:font-style-asian="italic" style:font-weight-asian="bold" style:font-style-complex="italic" style:font-weight-complex="bold"/>
    </style:style>
    <style:style style:name="T1" style:family="text">
      <style:text-properties officeooo:rsid="001d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b1bf2" style:font-weight-asian="bold" style:font-weight-complex="bold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dachi: </text:p>
      <text:p text:style-name="P3"><text:span text:style-name="T1">1</text:span>. Ispechati Hello World</text:p>
      <text:p text:style-name="P4">2. Proveri dali dadebiot broj e paren ili neparen</text:p>
      <text:p text:style-name="P5">3. Pronajdi go najgolemiot broj pomegju tri broja</text:p>
      <text:p text:style-name="P1">4. <text:span text:style-name="T2">Napravi kalkulator so osnovni funkcii: +, -, *, /</text:span></text:p>
      <text:p text:style-name="P6">5. Pretvori Fahrenhajtovi stepeni vo Celziusovi i obtatno</text:p>
      <text:p text:style-name="P7">6. Presmetaj povrshina na pravoagolnik so dadeni strani a i b</text:p>
      <text:p text:style-name="P7">7. Proveri dali dadeniot broj primaren</text:p>
      <text:p text:style-name="P13"><text:span text:style-name="T2">8.</text:span> <text:span text:style-name="T2">Presmetaj go zbirot na prvite N prirodni broevi</text:span></text:p>
      <text:p text:style-name="P13"><text:span text:style-name="T2">9.</text:span> <text:span text:style-name="T2">Presmetaj faktoriel za daden broj</text:span></text:p>
      <text:p text:style-name="P7">10. Ispechati ja fibonachievata niza do daden broj</text:p>
      <text:p text:style-name="P13"/>
      <text:p text:style-name="P13"/>
      <text:section text:style-name="Sect1" text:name=":r5a:">
        <text:p text:style-name="Standard">Запиши на Ilija Gareski</text:p>
      </text:section>
      <text:p text:style-name="Text_20_body"/>
      <text:p text:style-name="Standard"/>
      <text:p text:style-name="P14">1. <text:span text:style-name="T2">Presmetaj ja povrshinata na krug so daden radius r</text:span></text:p>
      <text:p text:style-name="P14">2. <text:span text:style-name="T2">Presmetaj volumen na kovka so dadena strana a</text:span></text:p>
      <text:p text:style-name="P14">3. <text:span text:style-name="T2">Izbroj go brojot na zborovi vo edna rechenica</text:span></text:p>
      <text:p text:style-name="P14">4. <text:span text:style-name="T2">Kreiraj 4 random broevi i presmetaj go nivniot zbir i aritmetichka sredina</text:span></text:p>
      <text:p text:style-name="P14">5. <text:span text:style-name="T2">Presmetaj ja hipotenuzata na pravoagolen triagolnik so dadeni kateti a i b</text:span></text:p>
      <text:p text:style-name="P14">6. <text:span text:style-name="T2">Presmetaj go zbirot na reciprochni vrednosti do daden broj n</text:span></text:p>
      <text:p text:style-name="P14">7. <text:span text:style-name="T2">Presmetaj povrshina na triagolnik so dadeni 3 strani a, b i c</text:span></text:p>
      <text:p text:style-name="P14">8. <text:span text:style-name="T2">Proveri dali daden broj n e pozitiven, negativen ili 0</text:span></text:p>
      <text:p text:style-name="P8">9. Pretvori daden decimalen broj vo binaren</text:p>
      <text:p text:style-name="P8">10. Izbroj kolku pati dadena bukva se povtoruva vo dadena rechenica</text:p>
      <text:p text:style-name="P8"/>
      <text:p text:style-name="P8"/>
      <text:p text:style-name="P8"/>
      <text:p text:style-name="P8"/>
      <text:p text:style-name="P15">1. <text:span text:style-name="T2">Izbroj kolku cifri ima daden broj</text:span></text:p>
      <text:p text:style-name="P15">2. <text:span text:style-name="T2">Ispechati daden broj vo obraten redosled</text:span></text:p>
      <text:p text:style-name="P15">3. <text:span text:style-name="T2">Najdi ja dolzhinata na najdolgiot zbor vo edna rechenica</text:span></text:p>
      <text:p text:style-name="P9">4. Zameni dva broja bez upotreba na pomoshna promenliva</text:p>
      <text:p text:style-name="P15">5. <text:span text:style-name="T2">Proveri dali dadenata godina e prestapna</text:span></text:p>
      <text:p text:style-name="P15">6. <text:span text:style-name="T2">Proveri dali daden broj e broj na Armstrong (broj chij zbir na kockite od negovite cifri e ednakov na samiot toj broj, primer 153)</text:span></text:p>
      <text:p text:style-name="P16">7. Proveri dali daden broj e sovrshen kvadrat (broj koj mozhi a se pretstavi kako kvadrat od priroden broj, primer 25, 16 itn.)</text:p>
      <text:p text:style-name="P15">8. <text:span text:style-name="T2">Proveri dali dadena rechenica e palindrom</text:span></text:p>
      <text:p text:style-name="P15">9. <text:span text:style-name="T2">Proveri dali dadena rechenica e anagram</text:span></text:p>
      <text:p text:style-name="P15">10. <text:span text:style-name="T2">Ispechati prevrtena elka so osnova 10 ******** ******* ****** ***** **** *** ** * ** *</text:span></text:p>
      <text:p text:style-name="P9"/>
      <text:p text:style-name="P9"/>
      <text:p text:style-name="P9"/>
      <text:p text:style-name="P17">1. <text:span text:style-name="T2">Izbroj kolku samoglaski i soglaski ima dadena rechenica</text:span></text:p>
      <text:p text:style-name="P17">2. <text:span text:style-name="T2">Presmetaj osnovna kamatna stapka (simple interest rate) - po formula</text:span></text:p>
      <text:p text:style-name="P17">3. <text:span text:style-name="T2">Ispechati dadena rechenica vo obraten redolsed bez koristenje na vgradeni javascript funkcii</text:span></text:p>
      <text:p text:style-name="P17">4. <text:span text:style-name="T2">Izbroj kolku pati sekoj element se povtoruva vo edna niza</text:span></text:p>
      <text:p text:style-name="P17">5. <text:span text:style-name="T2">Presmetaj gi zbirovite od site parni i site neparni broevi vo edna niza</text:span></text:p>
      <text:p text:style-name="P17">6. <text:span text:style-name="T4">Podredi niza vo opagjachki redosled</text:span></text:p>
      <text:p text:style-name="P18"><text:soft-page-break/>7. <text:span text:style-name="T2">Izbrishi gi duplikatite od dadena niza</text:span></text:p>
      <text:p text:style-name="P18">8. <text:span text:style-name="T2">Najdi NZS i NZD za daden broj</text:span> </text:p>
      <text:p text:style-name="P17">9. <text:span text:style-name="T2">Podredi niza so koristenje na bubble sort algoritam</text:span></text:p>
      <text:p text:style-name="P17">10. <text:span text:style-name="T2">Prebaraj element vo dadena niza so korsitenje na algoritam za linearno prebaruvanje</text:span></text:p>
      <text:p text:style-name="P22"><text:span text:style-name="T5">11. </text:span><text:span text:style-name="T2">Presmetaj aritmetichka sredina, medijana i moda od elem</text:span><text:span text:style-name="T3">e</text:span><text:span text:style-name="T2">ntite vo dadena niza</text:span></text:p>
      <text:p text:style-name="P11"/>
      <text:p text:style-name="P11"/>
      <text:p text:style-name="P23"><text:span text:style-name="T2">1.</text:span> <text:span text:style-name="T2">Izbroj kolku golemi i mali bukvi ima vo edna rechenica</text:span></text:p>
      <text:p text:style-name="P10">2. Podredi niza vo opagjachki redosled</text:p>
      <text:p text:style-name="P10">3. Najdi go vtoriot po golemina element vo edna niza</text:p>
      <text:p text:style-name="P10">4. Prebaraj daden element vo niza so koristenje na algoritam za binarno prebaruvanje (binary search)</text:p>
      <text:p text:style-name="P10">5. Podredi dadena niza so koristenje na algoritam za selektivno sortiranje (selection sort)</text:p>
      <text:p text:style-name="P23">6. <text:span text:style-name="T6">Ptesmetaj go stepenot od daden broj so koristenje na rekurzija (recursive functions)</text:span></text:p>
      <text:p text:style-name="P23"><text:span text:style-name="T2">7.</text:span> <text:span text:style-name="T2">Proveri dali daden broj e sovrshen broj (perfect number)</text:span></text:p>
      <text:p text:style-name="P10">8. Najdi gi zednichkite elementi (presek) pomegju dve nizi</text:p>
      <text:p text:style-name="P10">9. Najdi go mnozinskiot element (majority element) vo dadena niza</text:p>
      <text:p text:style-name="P10">10. Najdi gi site prosti deliteli na daden broj (prime factors). Primer: za 30 se 2 x 3 x 5. Prost broj = broj razlichen od eden koj shto e deliv samo so eden i so samiot sebe</text:p>
      <text:p text:style-name="P23">11. <text:span text:style-name="T6">Najdi go maksimalniot broj na vgnezdeni zagradi vo edna rechenica</text:span></text:p>
      <text:p text:style-name="P23"><text:span text:style-name="T2">12.</text:span> <text:span text:style-name="T2">Proveri dali daden string e validna URL adresa </text:span><text:a xlink:type="simple" xlink:href="https://www.w3schools.com/js/js_scope.asp" text:style-name="Internet_20_link" text:visited-style-name="Visited_20_Internet_20_Link"><text:span text:style-name="T2">https://www.w3schools.com/js/js_scope.asp</text:span></text:a></text:p>
      <text:p text:style-name="P10"/>
      <text:p text:style-name="P10"/>
      <text:p text:style-name="P10"/>
      <text:p text:style-name="P12">1. Proveri dali daden broj e strong number</text:p>
      <text:p text:style-name="P12">2. Proveri dali daden broj e abundant number</text:p>
      <text:p text:style-name="P12">3. Presmetaj slozhena kamatna stapka (compound interest rate)</text:p>
      <text:p text:style-name="P12">4. Proveri dali daden email e validen (so koristenje na regularni ekspresii – regex)</text:p>
      <text:p text:style-name="P12">5. Najdi go presekot pomegju dve nizi so broevi</text:p>
      <text:p text:style-name="P12">6. Najdi ja unijata pomegju dve nizi so broevi</text:p>
      <text:p text:style-name="P12"><text:soft-page-break/>7. Proveri dali daden broj e kvadrat</text:p>
      <text:p text:style-name="P12">8. Podredi dadena niza so implementacija na insertion sort algoritam</text:p>
      <text:p text:style-name="P19"><text:span text:style-name="T2">9. Presmetaj faktoriel od daden broj so koristenje na rekurzija</text:span></text:p>
      <text:p text:style-name="P12">10. Proveri dali dadena niza e podmnozhestvo od druga dadena niza</text:p>
      <text:p text:style-name="P25">11. Presmetaj go N-tiot Fibonachiev broj so koristenje na memoizacija (memoization) - primer, 6tiot broj kje bidi 8, bidejkji Fibonachievata niza odi: 1, 1, 2, 3, 5, 8, 13, 21, 34, ... (8 e na shesta pozicija)</text:p>
      <text:p text:style-name="P26">12. Reshi ja Hanojskata kula (Tower of Hanoi)</text:p>
      <text:p text:style-name="P20">=== THE END ===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21:45:54.188699272</meta:creation-date>
    <dc:date>2023-09-22T22:08:31.173390373</dc:date>
    <meta:editing-duration>P4DT11H27M43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3" meta:paragraph-count="68" meta:word-count="721" meta:character-count="4226" meta:non-whitespace-character-count="3570"/>
  </office:meta>
</office:document-meta>
</file>